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>
          <table:table-cell office:value-type="string" calcext:value-type="string">
            <text:p>http://koyre.ehess.fr/index.php?36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8:53:10.6625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11-26T18:53:35.879062000</dc:date>
    <meta:editing-duration>PT14M12S</meta:editing-duration>
    <meta:editing-cycles>12</meta:editing-cycles>
    <meta:generator>LibreOffice/5.4.6.2$MacOSX_X86_64 LibreOffice_project/4014ce260a04f1026ba855d3b8d91541c224eab8</meta:generator>
    <meta:document-statistic meta:table-count="2" meta:cell-count="17" meta:object-count="0"/>
  </office:meta>
</office:document-meta>
</file>